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fad3c" officeooo:paragraph-rsid="002fad3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289a65"/>
    </style:style>
    <style:style style:name="P4" style:family="paragraph" style:parent-style-name="Text_20_body" style:list-style-name="L1">
      <style:text-properties officeooo:paragraph-rsid="002a6b7c"/>
    </style:style>
    <style:style style:name="P5" style:family="paragraph" style:parent-style-name="Text_20_body" style:list-style-name="L2">
      <style:text-properties officeooo:paragraph-rsid="003560a6"/>
    </style:style>
    <style:style style:name="P6" style:family="paragraph" style:parent-style-name="Text_20_body">
      <style:text-properties officeooo:rsid="002fad3c" officeooo:paragraph-rsid="002fad3c"/>
    </style:style>
    <style:style style:name="P7" style:family="paragraph" style:parent-style-name="Text_20_body">
      <style:text-properties officeooo:rsid="002c5fa4" officeooo:paragraph-rsid="002c5fa4"/>
    </style:style>
    <style:style style:name="P8" style:family="paragraph" style:parent-style-name="Text_20_body" style:list-style-name="L8">
      <style:text-properties officeooo:rsid="002c5fa4" officeooo:paragraph-rsid="002c5fa4"/>
    </style:style>
    <style:style style:name="P9" style:family="paragraph" style:parent-style-name="Text_20_body" style:list-style-name="L8">
      <style:text-properties fo:font-style="normal" officeooo:rsid="002c5fa4" officeooo:paragraph-rsid="002c5fa4" style:font-style-asian="normal" style:font-style-complex="normal"/>
    </style:style>
    <style:style style:name="P10" style:family="paragraph" style:parent-style-name="Text_20_body" style:list-style-name="L8">
      <style:text-properties fo:font-style="normal" officeooo:rsid="0030e5aa" officeooo:paragraph-rsid="002c5fa4" style:font-style-asian="normal" style:font-style-complex="normal"/>
    </style:style>
    <style:style style:name="P11" style:family="paragraph" style:parent-style-name="Text_20_body" style:list-style-name="L13"/>
    <style:style style:name="P12" style:family="paragraph" style:parent-style-name="Text_20_body">
      <style:text-properties officeooo:rsid="003560a6" officeooo:paragraph-rsid="003560a6"/>
    </style:style>
    <style:style style:name="P13" style:family="paragraph" style:parent-style-name="Text_20_body" style:list-style-name="L2">
      <style:text-properties style:font-name="Liberation Mono"/>
    </style:style>
    <style:style style:name="P14" style:family="paragraph" style:parent-style-name="Text_20_body" style:list-style-name="L4">
      <style:text-properties style:font-name="Liberation Mono"/>
    </style:style>
    <style:style style:name="P15" style:family="paragraph" style:parent-style-name="Text_20_body" style:list-style-name="L5">
      <style:text-properties style:font-name="Liberation Mono"/>
    </style:style>
    <style:style style:name="P16" style:family="paragraph" style:parent-style-name="Text_20_body" style:list-style-name="L6">
      <style:text-properties style:font-name="Liberation Mono"/>
    </style:style>
    <style:style style:name="P17" style:family="paragraph" style:parent-style-name="Text_20_body" style:list-style-name="L7">
      <style:text-properties style:font-name="Liberation Mono"/>
    </style:style>
    <style:style style:name="P18" style:family="paragraph" style:parent-style-name="Text_20_body" style:list-style-name="L9">
      <style:text-properties style:font-name="Liberation Mono"/>
    </style:style>
    <style:style style:name="P19" style:family="paragraph" style:parent-style-name="Text_20_body" style:list-style-name="L10">
      <style:text-properties style:font-name="Liberation Mono"/>
    </style:style>
    <style:style style:name="P20" style:family="paragraph" style:parent-style-name="Text_20_body" style:list-style-name="L11">
      <style:text-properties style:font-name="Liberation Mono"/>
    </style:style>
    <style:style style:name="P21" style:family="paragraph" style:parent-style-name="Text_20_body" style:list-style-name="L12">
      <style:text-properties style:font-name="Liberation Mono"/>
    </style:style>
    <style:style style:name="P22" style:family="paragraph" style:parent-style-name="Text_20_body" style:list-style-name="L3">
      <style:text-properties fo:color="#000000" style:font-name="Liberation Mono" style:text-underline-style="none"/>
    </style:style>
    <style:style style:name="P23" style:family="paragraph" style:parent-style-name="Heading_20_2">
      <style:text-properties officeooo:paragraph-rsid="002fad3c"/>
    </style:style>
    <style:style style:name="T1" style:family="text">
      <style:text-properties officeooo:rsid="0016e2da"/>
    </style:style>
    <style:style style:name="T2" style:family="text">
      <style:text-properties fo:font-style="italic" officeooo:rsid="0016e2da" style:font-style-asian="italic" style:font-style-complex="italic"/>
    </style:style>
    <style:style style:name="T3" style:family="text">
      <style:text-properties fo:font-style="italic" officeooo:rsid="00182640" style:font-style-asian="italic" style:font-style-complex="italic"/>
    </style:style>
    <style:style style:name="T4" style:family="text">
      <style:text-properties fo:font-style="italic" fo:font-weight="bold" officeooo:rsid="00182640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453a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56713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1b1c4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050fe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e2da" style:font-style-asian="normal" style:font-style-complex="normal"/>
    </style:style>
    <style:style style:name="T11" style:family="text">
      <style:text-properties fo:font-style="normal" officeooo:rsid="00182640" style:font-style-asian="normal" style:font-style-complex="normal"/>
    </style:style>
    <style:style style:name="T12" style:family="text">
      <style:text-properties fo:font-style="normal" officeooo:rsid="002d85d1" style:font-style-asian="normal" style:font-style-complex="normal"/>
    </style:style>
    <style:style style:name="T13" style:family="text">
      <style:text-properties fo:font-style="normal" officeooo:rsid="0032d1aa" style:font-style-asian="normal" style:font-style-complex="normal"/>
    </style:style>
    <style:style style:name="T14" style:family="text">
      <style:text-properties fo:font-style="normal" fo:font-weight="normal" officeooo:rsid="0018390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e37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68c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ebc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16b9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ff3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officeooo:rsid="00229917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5ff36" style:font-style-asian="normal" style:font-weight-asian="bold" style:font-style-complex="normal" style:font-weight-complex="bold"/>
    </style:style>
    <style:style style:name="T24" style:family="text">
      <style:text-properties fo:language="pt" fo:country="BR" fo:font-style="italic" fo:font-weight="bold" officeooo:rsid="0016e2da" style:font-style-asian="italic" style:font-weight-asian="bold" style:font-style-complex="italic" style:font-weight-complex="bold"/>
    </style:style>
    <style:style style:name="T25" style:family="text">
      <style:text-properties fo:language="pt" fo:country="BR" fo:font-style="italic" fo:font-weight="bold" officeooo:rsid="0017c4f5" style:font-style-asian="italic" style:font-weight-asian="bold" style:font-style-complex="italic" style:font-weight-complex="bold"/>
    </style:style>
    <style:style style:name="T26" style:family="text">
      <style:text-properties fo:language="pt" fo:country="BR" officeooo:rsid="0017c4f5"/>
    </style:style>
    <style:style style:name="T27" style:family="text">
      <style:text-properties officeooo:rsid="00182640"/>
    </style:style>
    <style:style style:name="T28" style:family="text">
      <style:text-properties fo:font-size="12pt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normal" fo:font-weight="normal" officeooo:rsid="001b1c4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language="pt" fo:country="BR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language="pt" fo:country="BR" fo:font-style="italic" fo:font-weight="normal" officeooo:rsid="0016e2da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language="pt" fo:country="BR" fo:font-style="italic" fo:font-weight="normal" officeooo:rsid="0017c4f5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officeooo:rsid="00289a65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1pt" fo:font-style="italic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bold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42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43" style:family="text">
      <style:text-properties officeooo:rsid="002a6b7c"/>
    </style:style>
    <style:style style:name="T44" style:family="text">
      <style:text-properties officeooo:rsid="002d85d1"/>
    </style:style>
    <style:style style:name="T45" style:family="text">
      <style:text-properties officeooo:rsid="002fad3c"/>
    </style:style>
    <style:style style:name="T46" style:family="text">
      <style:text-properties officeooo:rsid="002fdec3"/>
    </style:style>
    <style:style style:name="T47" style:family="text">
      <style:text-properties officeooo:rsid="003560a6"/>
    </style:style>
    <style:style style:name="T48" style:family="text">
      <style:text-properties style:font-name="Liberation Mono"/>
    </style:style>
    <style:style style:name="T49" style:family="text">
      <style:text-properties style:font-name="Liberation Mono" officeooo:rsid="003560a6"/>
    </style:style>
    <style:style style:name="T50" style:family="text">
      <style:text-properties style:font-name="Liberation Mono" officeooo:rsid="00289a65"/>
    </style:style>
    <style:style style:name="T51" style:family="text">
      <style:text-properties style:font-name="Liberation Mono" officeooo:rsid="00405beb"/>
    </style:style>
    <style:style style:name="T52" style:family="text">
      <style:text-properties officeooo:rsid="00356385"/>
    </style:style>
    <style:style style:name="T53" style:family="text">
      <style:text-properties officeooo:rsid="0036d81f"/>
    </style:style>
    <style:style style:name="T54" style:family="text">
      <style:text-properties officeooo:rsid="003871a6"/>
    </style:style>
    <style:style style:name="T55" style:family="text">
      <style:text-properties officeooo:rsid="00398313"/>
    </style:style>
    <style:style style:name="T56" style:family="text">
      <style:text-properties officeooo:rsid="003a1d42"/>
    </style:style>
    <style:style style:name="T57" style:family="text">
      <style:text-properties officeooo:rsid="003ae11f"/>
    </style:style>
    <style:style style:name="T58" style:family="text">
      <style:text-properties officeooo:rsid="003c060e"/>
    </style:style>
    <style:style style:name="T59" style:family="text">
      <style:text-properties officeooo:rsid="003d7b20"/>
    </style:style>
    <style:style style:name="T60" style:family="text">
      <style:text-properties officeooo:rsid="00405be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2" text:outline-level="2"><text:bookmark text:name="docs-internal-guid-ca139c0a-8958-c1c0-66ac-292cbba2d3c0"/>Preparando o ambiente</text:h>
      <text:p text:style-name="P1">A distribuição utilizada na compilação do kernel foi Debian 8.8 (jessie), o mesmo no qual foram executados os testes de desempenho das aplicações de tempo real.</text:p>
      <text:p text:style-name="Text_20_body">Inicialmente devem ser instaladas as ferramentas e bibliotecas que serão utilizadas no processo:</text:p>
      <text:p text:style-name="Text_20_body"/>
      <text:list xml:id="list3905693218486072519" text:style-name="L1">
        <text:list-item>
          <text:p text:style-name="P2"><text:span text:style-name="T48">fakeroot</text:span>: executa um comando em um espaço de usuário com privilégios de administrador (root) para possibilitar a manipulação de arquivos.</text:p>
        </text:list-item>
        <text:list-item>
          <text:p text:style-name="P2"><text:span text:style-name="T50">b</text:span><text:span text:style-name="T48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3"><text:span text:style-name="T48">ncurses-dev</text:span>: bibliotecas utilizadas pelo <text:span text:style-name="T43">utilitário de configuração do kernel, menuconfig.</text:span></text:p>
        </text:list-item>
        <text:list-item>
          <text:p text:style-name="P4"><text:span text:style-name="T48">kernel-package</text:span>: <text:span text:style-name="T43">p</text:span><text:span text:style-name="T19">rove a</text:span><text:span text:style-name="T21">s</text:span><text:span text:style-name="T19"> </text:span><text:span text:style-name="T21">ferramentas</text:span><text:span text:style-name="T19"> </text:span><text:span text:style-name="T21">para criação de</text:span><text:span text:style-name="T19"> pacotes debian contendo uma imagem de kernel ou seus cabeçalhos. </text:span><text:span text:style-name="T21">Estes pacotes são utilizados para instalação de um novo kernel em um sistema Debian e seus derivados.</text:span></text:p>
        </text:list-item>
        <text:list-item>
          <text:p text:style-name="P2"><text:span text:style-name="T48">xz-utils</text:span>: utilitários para a manipulação de arquivos comprimidos utilizando o algoritmo xz.</text:p>
        </text:list-item>
        <text:list-item>
          <text:p text:style-name="P2"><text:span text:style-name="T48">libssl-dev</text:span>: biblioteca para utilização de recursos SSL e OpenSSL.</text:p>
        </text:list-item>
        <text:list-item>
          <text:p text:style-name="P2"><text:span text:style-name="T48">bc</text:span>: linguagem algébrica de precisão arbitrária criada pelo projeto GNU.</text:p>
          <text:p text:style-name="P2"/>
        </text:list-item>
      </text:list>
      <text:p text:style-name="Text_20_body">Estes pacotes podem ser instalados por meio do comando:</text:p>
      <text:p text:style-name="Text_20_body"/>
      <text:list xml:id="list6239481977474167137" text:style-name="L2">
        <text:list-item>
          <text:p text:style-name="P13"><text:span text:style-name="T47">#</text:span>apt-get install fakeroot build-essential ncurses-dev xz-utils libssl-dev bc</text:p>
        </text:list-item>
      </text:list>
      <text:p text:style-name="Text_20_body"/>
      <text:p text:style-name="P12">Para instalar o pacote <text:s/><text:span text:style-name="T48">kernel-package</text:span> foi usado o comando </text:p>
      <text:list xml:id="list95409520199781" text:continue-numbering="true" text:style-name="L2">
        <text:list-item>
          <text:p text:style-name="P5"><text:span text:style-name="T49">#apt-get </text:span><text:span text:style-name="Source_20_Text"><text:span text:style-name="T48">--no-install-recommends</text:span></text:span><text:span text:style-name="T48"> <text:s/></text:span><text:span text:style-name="T49">install <text:s/>kernel-package</text:span></text:p>
        </text:list-item>
      </text:list>
      <text:p text:style-name="Text_20_body"/>
      <text:h text:style-name="Heading_20_2" text:outline-level="2">Obtendo os fontes e aplicando o patch</text:h>
      <text:p text:style-name="Text_20_body">Uma versão do kernel deve ser escolhida de acordo com a versão do patch que será aplicado</text:p>
      <text:p text:style-name="Text_20_body">Os fontes podem ser obtidos por meio dos comandos:</text:p>
      <text:p text:style-name="Text_20_body"/>
      <text:list xml:id="list6202327470547952075" text:style-name="L3">
        <text:list-item>
          <text:p text:style-name="P22"><text:span text:style-name="T42">$</text:span><text:span text:style-name="T41">wget https://www.kernel.org/pub/linux/kernel/v4.x/linux-4.4.17.tar.xz</text:span></text:p>
        </text:list-item>
        <text:list-item>
          <text:p text:style-name="P22"><text:span text:style-name="T42">$</text:span><text:span text:style-name="T41">wget https://www.kernel.org/pub/linux/kernel/projects/rt/4.4/older/patch-4.4.17-rt25.patch.xz</text:span></text:p>
        </text:list-item>
      </text:list>
      <text:p text:style-name="Text_20_body"/>
      <text:p text:style-name="Text_20_body"><text:soft-page-break/>Após o download dos fontes, os arquivos devem ser descompactados. Para descompactar o kernel usando o comando:</text:p>
      <text:p text:style-name="Text_20_body"/>
      <text:list xml:id="list4295496046502167849" text:style-name="L4">
        <text:list-item>
          <text:p text:style-name="P14"><text:span text:style-name="T52">$</text:span>xz -cd linux-4.4.17.tar.xz | tar xvf -</text:p>
        </text:list-item>
      </text:list>
      <text:p text:style-name="Text_20_body"/>
      <text:p text:style-name="Text_20_body">Uma pasta chamada linux-4.4-17 será criada. Dentro desta pasta o arquivo do patch deverá ser descompactado e aplicado ao kernel:</text:p>
      <text:p text:style-name="Text_20_body"/>
      <text:list xml:id="list4169292618121124263" text:style-name="L5">
        <text:list-item>
          <text:p text:style-name="P15"><text:span text:style-name="T52">$</text:span>cd linux-4.4.17</text:p>
        </text:list-item>
        <text:list-item>
          <text:p text:style-name="P15"><text:span text:style-name="T52">$</text:span>xzcat ../patch-4.4.17-rt25.patch.xz | patch -p1</text:p>
        </text:list-item>
      </text:list>
      <text:p text:style-name="Text_20_body"/>
      <text:h text:style-name="Heading_20_2" text:outline-level="2">Co<text:span text:style-name="T45">nfigurando o kernel</text:span></text:h>
      <text:p text:style-name="Text_20_body">Após a aplicação do patch deve ser feita configuração do kernel que será compilado. Esta configuração está presente no arquivo .config. Antes de executar o utilitário de configuração, uma cópia das configurações do kernel atual pode ser feita:</text:p>
      <text:p text:style-name="Text_20_body"/>
      <text:list xml:id="list2783746822850915867" text:style-name="L6">
        <text:list-item>
          <text:p text:style-name="P16"><text:span text:style-name="T53">$</text:span>cp /boot/config-$(uname -r) .config_<text:span text:style-name="T45">STD</text:span></text:p>
        </text:list-item>
      </text:list>
      <text:p text:style-name="Text_20_body"/>
      <text:p text:style-name="P1">Esta versão foi mantida como referência para comparações com um sistema padrão.</text:p>
      <text:p text:style-name="Text_20_body">Para configurar o kernel será utilizado o utilitário <text:span text:style-name="T48">menuconfig</text:span>:</text:p>
      <text:p text:style-name="Text_20_body"/>
      <text:list xml:id="list680123858705985371" text:style-name="L7">
        <text:list-item>
          <text:p text:style-name="P17"><text:span text:style-name="T53">$</text:span>make menuconfig</text:p>
        </text:list-item>
      </text:list>
      <text:p text:style-name="Text_20_body"/>
      <text:p text:style-name="P7">Neste ponto foram geradas algumas versões diferentes do arquivo <text:span text:style-name="T55">de configuração</text:span> . Isto foi feito para identificar quais recursos do kernel realmente interferem no desempenho de aplicações de tempo real. As versões foram:</text:p>
      <text:list xml:id="list3939101690935799332" text:style-name="L8">
        <text:list-item>
          <text:p text:style-name="P8">.config_<text:span text:style-name="T44">V1</text:span>:</text:p>
          <text:list>
            <text:list-item>
              <text:p text:style-name="P8">Definição do sistema como de 32bits.</text:p>
            </text:list-item>
            <text:list-item>
              <text:p text:style-name="P8">Otimização para arquitetura 486.</text:p>
            </text:list-item>
            <text:list-item>
              <text:p text:style-name="P8">Habilitação da opção <text:span text:style-name="T9">Fully Preemptible Kernel (RT).</text:span></text:p>
            </text:list-item>
            <text:list-item>
              <text:p text:style-name="P9">Desabilitar a opção Debug Preemptible Kernel.</text:p>
            </text:list-item>
            <text:list-item>
              <text:p text:style-name="P9">Definição da frequência do relógio em 1000Hz.</text:p>
            </text:list-item>
          </text:list>
        </text:list-item>
        <text:list-item>
          <text:p text:style-name="P8"><text:span text:style-name="T9">.config_</text:span><text:span text:style-name="T12">V2</text:span><text:span text:style-name="T9">:</text:span></text:p>
          <text:list>
            <text:list-item>
              <text:p text:style-name="P9">Desabilitar a opção SMP.</text:p>
            </text:list-item>
            <text:list-item>
              <text:p text:style-name="P8"><text:span text:style-name="T9">Desabilitar as opções ACPI. </text:span><text:span text:style-name="T13">(Hibernation, ACPI, APM, Power Management Debug Suporte).</text:span></text:p>
            </text:list-item>
          </text:list>
        </text:list-item>
        <text:list-item>
          <text:p text:style-name="P8"><text:span text:style-name="T9">.config_</text:span><text:span text:style-name="T12">V3</text:span><text:span text:style-name="T9">:</text:span></text:p>
          <text:list>
            <text:list-item>
              <text:p text:style-name="P9"><text:soft-page-break/>Desabilitar a opção CPU Frequency Scaling.</text:p>
            </text:list-item>
            <text:list-item>
              <text:p text:style-name="P9">Desabilitar a opção IDLE.</text:p>
              <text:p text:style-name="P10"/>
            </text:list-item>
          </text:list>
        </text:list-item>
      </text:list>
      <text:h text:style-name="P23" text:outline-level="2">Compilando o kernel e gerando os pacotes de instalação</text:h>
      <text:p text:style-name="Text_20_body">Tendo <text:span text:style-name="T46">salvo </text:span>o <text:span text:style-name="T46">arquivo de configuração</text:span>, o kernel pode ser compilado e os pacotes <text:span text:style-name="T54">debian</text:span> gerados:</text:p>
      <text:p text:style-name="Text_20_body"/>
      <text:list xml:id="list2906150367362147292" text:style-name="L9">
        <text:list-item>
          <text:p text:style-name="P18"><text:span text:style-name="T55">#</text:span>fakeroot make-kpkg --initrd --revision=1.0.NAS kernel_image kernel_headers</text:p>
        </text:list-item>
      </text:list>
      <text:p text:style-name="Text_20_body"/>
      <text:p text:style-name="Text_20_body">Ao fim do processo de compilação dois arquivos <text:span text:style-name="T55">de pacotes debian</text:span> são gerados na pasta um nível acima da pasta onde se encontram os fontes do kernel:</text:p>
      <text:p text:style-name="Text_20_body"/>
      <text:list xml:id="list2515939350773393623" text:style-name="L10">
        <text:list-item>
          <text:p text:style-name="P19">linux-headers-4.4.17-rt25_1.0.NAS_i386.deb</text:p>
        </text:list-item>
        <text:list-item>
          <text:p text:style-name="P19">linux-image-4.4.17-rt25_1.0.NAS_i386.deb</text:p>
        </text:list-item>
      </text:list>
      <text:p text:style-name="Text_20_body"/>
      <text:h text:style-name="Heading_20_2" text:outline-level="2">Instalando o novo kernel</text:h>
      <text:p text:style-name="Text_20_body">Para instalar o novo kernel basta executar o<text:span text:style-name="T33">s </text:span>comandos <text:span text:style-name="T59">abaixo no diretório onde se encontram os arquivos gerados na compilação</text:span>:</text:p>
      <text:p text:style-name="Text_20_body"/>
      <text:list xml:id="list1533776851930319204" text:style-name="L11">
        <text:list-item>
          <text:p text:style-name="P20"><text:span text:style-name="T56">#</text:span>dpkg -i linux-headers-4.4.17-rt25_1.<text:span text:style-name="T59">1.RTL</text:span>.NAS_amd64.deb</text:p>
        </text:list-item>
        <text:list-item>
          <text:p text:style-name="P20"><text:span text:style-name="T56">#</text:span>dpkg -i linux-image-4.4.17-rt25_1.<text:span text:style-name="T59">1</text:span>..<text:span text:style-name="T59">RTL.</text:span>NAS_amd64.deb</text:p>
        </text:list-item>
      </text:list>
      <text:p text:style-name="Text_20_body"/>
      <text:h text:style-name="Heading_20_2" text:outline-level="2">Verificando a instalação</text:h>
      <text:p text:style-name="Text_20_body"/>
      <text:p text:style-name="Text_20_body">Para verificar se <text:span text:style-name="T57">a versão do </text:span>kernel atual <text:span text:style-name="T57">corresponde</text:span> <text:span text:style-name="T57">a</text:span>o que foi compilado e instalado:</text:p>
      <text:list xml:id="list2446992245126043408" text:style-name="L12">
        <text:list-item>
          <text:p text:style-name="P21"><text:span text:style-name="T58">$</text:span>uname -a</text:p>
        </text:list-item>
      </text:list>
      <text:p text:style-name="Text_20_body"><text:span text:style-name="T35">O</text:span><text:span text:style-name="T34"> comando </text:span><text:span text:style-name="T40">uname</text:span><text:span text:style-name="T34"> </text:span><text:span text:style-name="T35">exibe</text:span><text:span text:style-name="T34"> informação sobre o sistema, a opção </text:span><text:span text:style-name="T39">a</text:span><text:span text:style-name="T38"> </text:span><text:span text:style-name="T34">serve para exibir todas as informações do sistema.</text:span></text:p>
      <text:p text:style-name="Text_20_body"/>
      <text:p text:style-name="Text_20_body">Para compilar um programa <text:span text:style-name="T60">escrito em C</text:span> como uma aplicação <text:span text:style-name="T60">de tempo real utilizamos a opção </text:span><text:span text:style-name="T51">-rtl</text:span><text:span text:style-name="T60"> para ligar as bibliotecas adequadas</text:span>:</text:p>
      <text:list xml:id="list1093144929826468714" text:style-name="L13">
        <text:list-item>
          <text:p text:style-name="P11">gcc -o teste_rt teste_rt.c -lrt</text:p>
        </text:list-item>
      </text:list>
      <text:p text:style-name="Text_20_body"/>
      <text:p text:style-name="Text_20_body"/>
      <text:p text:style-name="Text_20_body">################################################################################</text:p>
      <text:p text:style-name="Text_20_body"><text:soft-page-break/></text:p>
      <text:p text:style-name="Text_20_body"/>
      <text:p text:style-name="Text_20_body">Da configuração e compilação do kernel</text:p>
      <text:p text:style-name="Text_20_body"/>
      <text:p text:style-name="Text_20_body"><text:span text:style-name="T1"><text:tab/>Para este trabalho foi selecionada uma versão </text:span><text:span text:style-name="T2">vanilla</text:span><text:span text:style-name="T10"> (4.4.17) e o </text:span><text:span text:style-name="T2">patch</text:span><text:span text:style-name="T10"> rt-linux correspondente, </text:span><text:span text:style-name="T11">ambos serão instalados e executados em uma distribuição Debian 8.8 (</text:span><text:span text:style-name="T3">jessie)</text:span><text:span text:style-name="T10">.</text:span></text:p>
      <text:p text:style-name="Text_20_body"><text:tab/>Antes de executar a compilação do kernel é necessário que estejam instalados no sistema os programas e bibliotecas utilizados durante o processo, para isso foi utilizado o gerenciador de pacotes apt-get. Antes de instalar os pacotes atualizamos a lista de pacotes dos repositórios:</text:p>
      <text:p text:style-name="Text_20_body"/>
      <text:p text:style-name="Text_20_body"><text:span text:style-name="T27"><text:tab/></text:span><text:span text:style-name="T7">#</text:span><text:span text:style-name="T8">apt-get update</text:span></text:p>
      <text:p text:style-name="Text_20_body"><text:span text:style-name="T27"><text:tab/></text:span><text:span text:style-name="T28">#</text:span><text:span text:style-name="T29">apt-get install fakeroot build-essential ncurses-dev xz-utils libssl-dev bc kernel-package</text:span></text:p>
      <text:p text:style-name="Text_20_body"/>
      <text:p text:style-name="Text_20_body"><text:span text:style-name="T27"><text:tab/></text:span><text:span text:style-name="T4">fakeroot: </text:span><text:span text:style-name="T14">Ferramenta utilizada para simular os privilégios de super usuário </text:span><text:span text:style-name="T15">durante a manipulação de arquivos</text:span><text:span text:style-name="T14">. </text:span><text:span text:style-name="T15">Este programa será utilizado para gerar os pacotes de instalação do novo kernel.</text:span></text:p>
      <text:p text:style-name="Text_20_body"/>
      <text:p text:style-name="Text_20_body"><text:span text:style-name="T4"><text:tab/></text:span><text:span text:style-name="T5">b</text:span><text:span text:style-name="T4">uild-essential: </text:span><text:span text:style-name="T15">Lista contendo os pacotes que são essenciais para a geração de pacotes Debian (.deb). </text:span><text:span text:style-name="T16">Por também depender dos pacotes da própria lista, este pacote força a instalação d</text:span><text:span text:style-name="T17">o</text:span><text:span text:style-name="T16">s mesm</text:span><text:span text:style-name="T17">o</text:span><text:span text:style-name="T16">s. </text:span><text:span text:style-name="T20">Este pacote é uma das dependências do pacote </text:span><text:span text:style-name="T23">kernel-package</text:span><text:span text:style-name="T20">.</text:span></text:p>
      <text:p text:style-name="Text_20_body"/>
      <text:p text:style-name="Text_20_body"><text:span text:style-name="T4"><text:tab/></text:span><text:span text:style-name="T5">l</text:span><text:span text:style-name="T4">ibssl-dev: </text:span><text:span text:style-name="T16">Bibliotecas de desenvolvimento, arquivos de cabeçalho e páginas de manual para libssl e libcrypto. (Não sei para que serve!!!).</text:span></text:p>
      <text:p text:style-name="Text_20_body"/>
      <text:p text:style-name="Text_20_body"><text:span text:style-name="T4"><text:tab/></text:span><text:span text:style-name="T6">n</text:span><text:span text:style-name="T4">curses-dev: </text:span><text:span text:style-name="T20">Conjunto de ferramentas e APIs para o desenvolvimento de interfaces baseadas em modo texto.</text:span></text:p>
      <text:p text:style-name="Text_20_body"/>
      <text:p text:style-name="Text_20_body"><text:span text:style-name="T4"><text:tab/>xz-utils: </text:span><text:span text:style-name="T18">Conjunto de ferramentas de linha de comando que manipulam arquivos comprimidos pelo algoritmo xz. </text:span><text:span text:style-name="T20">Estas ferramentas além de serem dependências de </text:span><text:span text:style-name="T23">kernel-package</text:span><text:span text:style-name="T20">, serão utilizadas para decompactar e ler os arquivos fontes do kernel e do patch.</text:span></text:p>
      <text:p text:style-name="Text_20_body"/>
      <text:p text:style-name="Text_20_body"><text:span text:style-name="T4"><text:tab/>bc: </text:span><text:span text:style-name="T19">GNU bc é uma l</text:span><text:span text:style-name="T18">inguagem algébrica que segue o padrão POSIX 1003.2. </text:span><text:span text:style-name="T19">Este pacote é uma das dependências do pacote </text:span><text:span text:style-name="T22">kernel-package</text:span><text:span text:style-name="T19">.</text:span></text:p>
      <text:p text:style-name="Text_20_body"/>
      <text:p text:style-name="Text_20_body"><text:span text:style-name="T4"><text:tab/>kernel-package: </text:span><text:span text:style-name="T19">Prove a capacidade de criar pacotes debian contendo uma imagem de kernel ou seus cabeçalhos. </text:span></text:p>
      <text:p text:style-name="Text_20_body"/>
      <text:p text:style-name="Text_20_body"><text:tab/>Para transferir uma cópia dos fontes foram usados os comandos:</text:p>
      <text:p text:style-name="Text_20_body"/>
      <text:p text:style-name="Text_20_body"><text:span text:style-name="T24"><text:tab/></text:span><text:span text:style-name="T30">#</text:span><text:span text:style-name="T31">wget https://cdn.kernel.org/pub/linux/kernel/v4.x/linux-4.4.17.tar.xz</text:span></text:p>
      <text:p text:style-name="Text_20_body"><text:tab/></text:p>
      <text:p text:style-name="Text_20_body"><text:soft-page-break/><text:span text:style-name="T31"><text:tab/></text:span><text:span text:style-name="T30">#</text:span><text:span text:style-name="T31">wget https://cdn.kernel.org/pub/linux/kernel/</text:span><text:span text:style-name="T32">projects/rt/4.4/older/patch-4.4.17-rt25.patch.xz</text:span></text:p>
      <text:p text:style-name="Text_20_body"/>
      <text:p text:style-name="Text_20_body"><text:tab/>Para descompactar os arquivos fontes do kernel:</text:p>
      <text:p text:style-name="Text_20_body"/>
      <text:p text:style-name="Text_20_body"><text:span text:style-name="T26"><text:tab/></text:span><text:span text:style-name="T25">unxz linux-4.4.17.tar.xz</text:span></text:p>
      <text:p text:style-name="Text_20_body"><text:tab/>tar xvf linux-4.4.17.tar</text:p>
      <text:p text:style-name="Text_20_body"/>
      <text:p text:style-name="Text_20_body"><text:tab/>Para aplicação do patch, dentro do diretório linux-4.4.17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5M15S</meta:editing-duration>
    <meta:editing-cycles>35</meta:editing-cycles>
    <meta:generator>LibreOffice/5.1.1.3$Windows_X86_64 LibreOffice_project/89f508ef3ecebd2cfb8e1def0f0ba9a803b88a6d</meta:generator>
    <dc:date>2017-06-10T09:54:08.002000000</dc:date>
    <meta:document-statistic meta:table-count="0" meta:image-count="0" meta:object-count="0" meta:page-count="5" meta:paragraph-count="82" meta:word-count="932" meta:character-count="6557" meta:non-whitespace-character-count="5720"/>
    <meta:user-defined meta:name="Info 1"/>
    <meta:user-defined meta:name="Info 2"/>
    <meta:user-defined meta:name="Info 3"/>
    <meta:user-defined meta:name="Info 4"/>
  </office:meta>
</office:document-meta>
</file>